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3552" calcext:value-type="float">
            <text:p>79.4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5056" calcext:value-type="float">
            <text:p>79.3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5808" calcext:value-type="float">
            <text:p>79.2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8168" calcext:value-type="float">
            <text:p>79.0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7608" calcext:value-type="float">
            <text:p>78.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2352" calcext:value-type="float">
            <text:p>77.4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6336" calcext:value-type="float">
            <text:p>78.1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7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601</text:p>
          </table:table-cell>
          <table:table-cell office:value-type="string" calcext:value-type="string">
            <text:p>TWDB:0755601</text:p>
          </table:table-cell>
          <table:table-cell office:value-type="string" calcext:value-type="string">
            <text:p>195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